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5.19mm"/>
    </style:style>
    <style:style style:name="co3" style:family="table-column">
      <style:table-column-properties fo:break-before="auto" style:column-width="27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TEMPO (ms)</text:p>
          </table:table-cell>
          <table:table-cell office:value-type="string" calcext:value-type="string">
            <text:p>Individuo encontrado?</text:p>
          </table:table-cell>
          <table:table-cell office:value-type="string" calcext:value-type="string">
            <text:p>tamanho pop</text:p>
          </table:table-cell>
          <table:table-cell table:style-name="Default" office:value-type="string" calcext:value-type="string">
            <text:p>tx cross</text:p>
          </table:table-cell>
          <table:table-cell office:value-type="string" calcext:value-type="string">
            <text:p>tx mut</text:p>
          </table:table-cell>
          <table:table-cell office:value-type="string" calcext:value-type="string">
            <text:p>Numero de exec</text:p>
          </table:table-cell>
          <table:table-cell office:value-type="string" calcext:value-type="string">
            <text:p>versao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percentage" office:value="1" calcext:value-type="percentage">
            <text:p>100,00%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s</text:p>
          </table:table-cell>
          <table:table-cell office:value-type="float" office:value="50" calcext:value-type="float">
            <text:p>5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5" calcext:value-type="float">
            <text:p>15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5" calcext:value-type="float">
            <text:p>15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5" calcext:value-type="float">
            <text:p>15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5" calcext:value-type="float">
            <text:p>15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5" calcext:value-type="float">
            <text:p>15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5" calcext:value-type="float">
            <text:p>15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5" calcext:value-type="float">
            <text:p>15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5" calcext:value-type="float">
            <text:p>15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5" calcext:value-type="float">
            <text:p>15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s</text:p>
          </table:table-cell>
          <table:table-cell office:value-type="float" office:value="50" calcext:value-type="float">
            <text:p>5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5" calcext:value-type="float">
            <text:p>15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5" calcext:value-type="float">
            <text:p>15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5" calcext:value-type="float">
            <text:p>15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5" calcext:value-type="float">
            <text:p>15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5" calcext:value-type="float">
            <text:p>15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5" calcext:value-type="float">
            <text:p>15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5" calcext:value-type="float">
            <text:p>15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5" calcext:value-type="float">
            <text:p>15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5" calcext:value-type="float">
            <text:p>15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5" calcext:value-type="float">
            <text:p>15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5" calcext:value-type="float">
            <text:p>15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5" calcext:value-type="float">
            <text:p>15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5" calcext:value-type="float">
            <text:p>15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5" calcext:value-type="float">
            <text:p>15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5" calcext:value-type="float">
            <text:p>15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5" calcext:value-type="float">
            <text:p>15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5" calcext:value-type="float">
            <text:p>15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5" calcext:value-type="float">
            <text:p>15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5" calcext:value-type="float">
            <text:p>15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5" calcext:value-type="float">
            <text:p>15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11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6T20:37:11.920343937</meta:creation-date>
    <dc:date>2017-07-06T22:23:03.763678159</dc:date>
    <meta:editing-duration>PT9S</meta:editing-duration>
    <meta:editing-cycles>1</meta:editing-cycles>
    <meta:document-statistic meta:table-count="1" meta:cell-count="707" meta:object-count="0"/>
    <meta:generator>LibreOffice/5.1.6.2$Linux_X86_64 LibreOffice_project/10m0$Build-2</meta:generator>
  </office:meta>
</office:document-meta>
</file>